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20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style:writing-mode="lr-tb"/>
    </style:style>
    <style:style style:name="P4" style:family="paragraph" style:parent-style-name="Text_20_body">
      <style:paragraph-properties fo:margin-top="0cm" fo:margin-bottom="0cm" loext:contextual-spacing="false" fo:line-height="138%" style:writing-mode="lr-tb"/>
      <style:text-properties officeooo:paragraph-rsid="0015ea2b"/>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5ea2b" style:text-blinking="false" fo:background-color="transparen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5pt" fo:font-style="normal" style:text-underline-style="none" fo:font-weight="bold" style:text-blinking="false" fo:background-color="transparent"/>
    </style:style>
    <style:style style:name="P8" style:family="paragraph" style:parent-style-name="Text_20_body">
      <style:paragraph-properties fo:margin-top="0cm" fo:margin-bottom="0cm" loext:contextual-spacing="false" fo:line-height="138%" style:writing-mode="lr-tb"/>
      <style:text-properties officeooo:paragraph-rsid="001aba55"/>
    </style:style>
    <style:style style:name="P9" style:family="paragraph" style:parent-style-name="Text_20_body">
      <style:paragraph-properties fo:margin-top="0cm" fo:margin-bottom="0cm" loext:contextual-spacing="false" fo:line-height="138%" style:writing-mode="lr-tb"/>
      <style:text-properties officeooo:paragraph-rsid="00696977"/>
    </style:style>
    <style:style style:name="P10" style:family="paragraph" style:parent-style-name="Text_20_body">
      <style:paragraph-properties fo:margin-top="0cm" fo:margin-bottom="0cm" loext:contextual-spacing="false" fo:line-height="138%" style:writing-mode="lr-tb"/>
      <style:text-properties officeooo:paragraph-rsid="00788fdd"/>
    </style:style>
    <style:style style:name="P11" style:family="paragraph" style:parent-style-name="Text_20_body">
      <style:paragraph-properties fo:margin-top="0cm" fo:margin-bottom="0cm" loext:contextual-spacing="false" fo:line-height="138%" style:writing-mode="lr-tb"/>
      <style:text-properties officeooo:paragraph-rsid="007abf3a"/>
    </style:style>
    <style:style style:name="P12"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style>
    <style:style style:name="P13"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officeooo:paragraph-rsid="00182a91"/>
    </style:style>
    <style:style style:name="P14"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officeooo:rsid="00182a91" officeooo:paragraph-rsid="00182a91"/>
    </style:style>
    <style:style style:name="P15"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6b0f0" officeooo:paragraph-rsid="00182a91" style:text-blinking="false" fo:background-color="transparent"/>
    </style:style>
    <style:style style:name="T1" style:family="text">
      <style:text-properties fo:font-variant="normal" fo:text-transform="none" fo:color="#000000" style:text-line-through-style="none" style:text-line-through-type="none" style:font-name="Arial" fo:font-size="20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20pt" fo:font-style="normal" style:text-underline-style="none" fo:font-weight="bold" officeooo:rsid="000d9038"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0f5fc0"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13bd04"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15ea2b"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6b0f0"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8f771"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19dbfb"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1ea7a7"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1ed34a"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252a33"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26cce8"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343727"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3562c8"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3c2c21"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42b58d"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454fad"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officeooo:rsid="004605f9"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47d076"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4c2d19" style:text-blinking="false" fo:background-color="transparent" loext:char-shading-value="0"/>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4dbad0" style:text-blinking="false" fo:background-color="transparent" loext:char-shading-value="0"/>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4f8d12" style:text-blinking="false" fo:background-color="transparent" loext:char-shading-value="0"/>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4fbf31" style:text-blinking="false" fo:background-color="transparent" loext:char-shading-value="0"/>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5129f0" style:text-blinking="false" fo:background-color="transparent" loext:char-shading-value="0"/>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officeooo:rsid="0052a46d" style:text-blinking="false" fo:background-color="transparent" loext:char-shading-value="0"/>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officeooo:rsid="00539c08" style:text-blinking="false" fo:background-color="transparent" loext:char-shading-value="0"/>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officeooo:rsid="00553540" style:text-blinking="false" fo:background-color="transparent" loext:char-shading-value="0"/>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officeooo:rsid="00572816" style:text-blinking="false" fo:background-color="transparent" loext:char-shading-value="0"/>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officeooo:rsid="005a7bd8" style:text-blinking="false" fo:background-color="transparent" loext:char-shading-value="0"/>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05adab9"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05d5b59" style:text-blinking="false" fo:background-color="transparent" loext:char-shading-value="0"/>
    </style:style>
    <style:style style:name="T33" style:family="text">
      <style:text-properties fo:font-variant="normal" fo:text-transform="none" fo:color="#000000" style:text-line-through-style="none" style:text-line-through-type="none" style:font-name="Arial" fo:font-size="11pt" fo:font-style="normal" style:text-underline-style="none" fo:font-weight="normal" officeooo:rsid="005ecdac"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ize="11pt" fo:font-style="normal" style:text-underline-style="none" fo:font-weight="normal" officeooo:rsid="00647b74" style:text-blinking="false" fo:background-color="transparent" loext:char-shading-value="0"/>
    </style:style>
    <style:style style:name="T35" style:family="text">
      <style:text-properties fo:font-variant="normal" fo:text-transform="none" fo:color="#000000" style:text-line-through-style="none" style:text-line-through-type="none" style:font-name="Arial" fo:font-size="11pt" fo:font-style="normal" style:text-underline-style="none" fo:font-weight="normal" officeooo:rsid="0078b250" style:text-blinking="false" fo:background-color="transparent" loext:char-shading-value="0"/>
    </style:style>
    <style:style style:name="T36"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ize="11pt" fo:font-style="italic" style:text-underline-style="none" fo:font-weight="normal" officeooo:rsid="0016b0f0" style:text-blinking="false" fo:background-color="transparent" loext:char-shading-value="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90e58073-7fff-884e-fd7b-3a88d8a52c36"/>Ryan McClue - z5346008</text:p>
      <text:p text:style-name="Text_20_body"><text:span text:style-name="T1">COMP4920 - Essay </text:span><text:span text:style-name="T2">2</text:span><text:span text:style-name="T1"> - Question </text:span><text:span text:style-name="T2">3</text:span><text:span text:style-name="T1"><text:line-break/></text:span><text:span text:style-name="T2">Achieving Fairness, Accountability and Transparency</text:span></text:p>
      <text:p text:style-name="P2">Automated decision making (ADM) systems powered by artificial intelligence are becoming increasingly prevalent in society. Considering statistical and causal models of explanation, there are potential pathways for achieving fairness, accountability and transparency (FAT) in ADM systems. However, due to the nuanced nature of human cognition, these systems can only theoretically approximate the complexity of human decision making. As a result, while technical approaches can make progress toward FAT principles, achieving them fully in practice requires human involvement.</text:p>
      <text:p text:style-name="P2"/>
      <text:p text:style-name="P4"><text:span text:style-name="T3">A </text:span><text:span text:style-name="T6">statistical</text:span><text:span text:style-name="T3"> model of explanation focuses </text:span><text:span text:style-name="T6">on</text:span><text:span text:style-name="T3"> probabilistic relationships within data. This approach assumes that statistical patterns can reveal associations that influence decisions. On the other hand, </text:span><text:span text:style-name="T6">a</text:span><text:span text:style-name="T3"> causal model of explanation </text:span><text:span text:style-name="T6">looks at direct cause-and-effect relationships. This approach naturally aligns with the human decision making process, where an individual's beliefs and desires influence their actions. </text:span><text:span text:style-name="T4">T</text:span><text:span text:style-name="T3">hese models offer different lenses to interpret the extent to which an ADM system is achieving FAT.</text:span></text:p>
      <text:p text:style-name="P6"/>
      <text:p text:style-name="P9"><text:span text:style-name="T3">In the context of a statistical model of explanation, an ADM system is fair </text:span><text:span text:style-name="T9">i</text:span><text:span text:style-name="T3">f </text:span><text:span text:style-name="T16">expressed mathematically,</text:span><text:span text:style-name="T3"> the proportion of positive to negative decisions are the same for all demographics. This statistical correlation can reveal biases in the system that need to be rectified to promote fairness. Consider applying an ADM system to the University of California, Berkeley admissions study (Bickel et al., 1975). Initial statistical analysis showed that 44% of male applicants were accepted compared to only 35% of females, suggesting apparent gender discrimination. However, when examining acceptance rates by individual departments, females actually had higher acceptance rates than males. This phenomenon, known as Simpson's Paradox (Malinas and Bigelow, 2016), occurs when a statistical trend appears in grouped data but reverses when the data is subdivided. The paradox arose because females more frequently applied to departments with lower overall acceptance rates, skewing the aggregate statistics. This example highlights several limitations of statistical fairness measures. Firstly, there is no clear guidance on how to address identified biases. As explored by Dressel and Farid (2018), blindly pursuing statistical fairness can lead to unintended consequences and even exacerbate existing inequalities. For instance, in an attempt to achieve statistical parity, a company might impose lower hiring standards for underrepresented groups. While this may superficially balance employment statistics, it fails to address the underlying causes of disparity and may reinforce harmful stereotypes. Secondly, there is no programmatic way to cluster the data that reveals all possible biases. The Berkeley case illustrates how slicing the data differently exposed contradictory patterns. In real-world applications, there are countless ways to segment populations, making it intractable to exhaustively search for </text:span><text:soft-page-break/><text:span text:style-name="T3">all potential statistical imbalances. Thirdly, violations of demographic parity may not necessarily indicate unfairness given the context of the problem. This is explored by Wang et al. (2023), where differing base rates of recidivism leading to statistically unequal outcomes aren't necessarily discriminatory. In the criminal justice system, recidivism rates vary significantly across demographics due to complex socioeconomic factors. An ADM system that predicts equal reoffense probability for all groups, despite these base rate differences, could actually lead to less fair and accurate risk assessments. Therefore, in line with Sequoiah-Grayson's (</text:span><text:span text:style-name="T34">2022</text:span><text:span text:style-name="T3">) arguments, while statistical approaches can work towards achieving fairness in an ADM system, they are not sufficient on their own. Human judg</text:span><text:span text:style-name="T8">e</text:span><text:span text:style-name="T3">ment is required to properly interpret the inherent complexities of fairness.</text:span></text:p>
      <text:p text:style-name="P8"><text:span text:style-name="T3"/></text:p>
      <text:p text:style-name="P8"><text:span text:style-name="T3">A causal model of explanation considers fairness to be if a decision applies equally across different demographics. Beyond just identifying a correlation as a statistical model enables, causality provides a means to articulate the reasons for these relationships. By understanding the causal mechanisms at play, targeted interventions can be developed to promote fairness. In causal models, fairness queries are encoded as counterfactuals. </text:span><text:span text:style-name="T17">These are </text:span><text:span text:style-name="T3">hypothetical scenarios that test causal relationships. Consider </text:span><text:span text:style-name="T18">again </text:span><text:span text:style-name="T3">the UC Berkeley admissions example. A causal analysis would ask counterfactual questions like "what would the admission rate be if all applicants were male?" versus "if all were female?". Different outcomes for these scenarios would establish that gender causally influences admissions, </text:span><text:span text:style-name="T12">i</text:span><text:span text:style-name="T3">ndicating potential discrimination. To perform such analysis, the relationships between variables are modeled as a causal graph, where nodes represent factors like gender or department choice, and edges indicate causal relationships between them. These paths through the graph reveal why dependencies exist and consequently why unfairness may occur. However, when establishing causal discrimination, the specific paths through which gender affects admission must be carefully examined. </text:span><text:span text:style-name="T19">This is because s</text:span><text:span text:style-name="T3">ome causal relationships may be considered admissible. </text:span><text:span text:style-name="T19">For</text:span><text:span text:style-name="T3"> </text:span><text:span text:style-name="T19">example</text:span><text:span text:style-name="T3">, if gender influences department choice which affects admission. Others may be deemed inadmissible and indicate unfairness. </text:span><text:span text:style-name="T20">For instance, i</text:span><text:span text:style-name="T3">f gender influences hobbies which then affect admission chances. Importantly, there is no algorithmic solution for determining which causal paths are acceptable. These decisions require cultural, social, and ethical considerations that only human judg</text:span><text:span text:style-name="T13">e</text:span><text:span text:style-name="T3">ment can properly evaluate. Human experts must assess whether gender differences arise from personal choice and merit, or from biased structures and assumptions. While the causal model can map out the pathways, it cannot inherently determine their social legitimacy. Therefore, while causal models provide powerful tools for analysing fairness, human oversight remains essential for determining which causal relationships are ethically admissible.</text:span></text:p>
      <text:p text:style-name="P8"><text:span text:style-name="T3"/></text:p>
      <text:p text:style-name="P10"><text:span text:style-name="T3">Utilising a statistical model of explanation, transparency is the ability to </text:span><text:span text:style-name="T21">express mathematically </text:span><text:span text:style-name="T3">which input features most influenced the decision that was made. Modern explainable AI (XAI) techniques attempt to make </text:span><text:span text:style-name="T22">ADM</text:span><text:span text:style-name="T3"> systems more transparent through statistical approximations of their behaviour. Rather than providing a complete decision trace, these methods offer simplified explanations of what features were most important for a particular output. </text:span><text:span text:style-name="T29">On approach is to use <text:s/></text:span><text:soft-page-break/><text:span text:style-name="T3">model dependent </text:span><text:span text:style-name="T29">XAI,</text:span><text:span text:style-name="T3"> </text:span><text:span text:style-name="T29">meaning they are specific to a particular ADM system. An example of this is</text:span><text:span text:style-name="T3"> feature importance plots. </text:span><text:span text:style-name="T27">These work by</text:span><text:span text:style-name="T3"> comput</text:span><text:span text:style-name="T27">ing</text:span><text:span text:style-name="T3"> statistical correlations between inputs and outputs. </text:span><text:span text:style-name="T27">Whilst they are effective at revealing</text:span><text:span text:style-name="T3"> which features are most important across the entire population, </text:span><text:span text:style-name="T28">t</text:span><text:span text:style-name="T3">hey often fail to capture what features are most impactful for individual instances. </text:span><text:span text:style-name="T28">For example, consider an ADM system for approving loan applications. A global feature importance analysis might show that income is the most influential factor overall. However, for an individual applicant with high income but poor credit history, credit score may have been the deciding factor in their rejection. </text:span><text:span text:style-name="T23">On the other hand, </text:span><text:span text:style-name="T24">there are </text:span><text:span text:style-name="T23">m</text:span><text:span text:style-name="T3">odel agnostic methods like LIME (Local Interpretable Model agnostic Explanations). LIME enhances transparency by sampling decisions around a point of interest, weighting them based on their distance to the original input, and fitting a simpler model to approximate the complex system's local behavio</text:span><text:span text:style-name="T25">ur</text:span><text:span text:style-name="T3">. This statistical surrogate model quantifies feature importance </text:span><text:span text:style-name="T26">by</text:span><text:span text:style-name="T3"> providing weights that indicate each feature's contribution to the decision. For instance, in image classification, these weights might show that pixels in certain regions contributed 80% to the classification probability of "dog". By visuali</text:span><text:span text:style-name="T35">s</text:span><text:span text:style-name="T3">ing these regions, users can understand that the fur texture and ear shape were highly influential. However, LIME only provides a rough approximation of the original model's behaviour. <text:s/>The resulting explanations, while locally informative, may not faithfully represent the true decision</text:span></text:p>
      <text:p text:style-name="P11"><text:span text:style-name="T3">boundary. While these statistical methods improve transparency by revealing feature importance and decision boundaries, they achieve only partial transparency by focusing solely on input-output relationships. True transparency requires understanding not just what features mattered, but why they mattered in the broader context of the decision. Humans achieve transparency through contrastive reasoning - understanding why one option was chosen over alternatives - rather than through statistical correlations. Furthermore, transparent decision-making requires consideration of ethical implications and real-world context that statistical methods cannot capture. Therefore, while XAI techniques offer valuable tools for making complex systems more transparent, human expertise remains essential for achieving meaningful transparency that aligns with human understanding and values.</text:span></text:p>
      <text:p text:style-name="P8"><text:span text:style-name="T3"/></text:p>
      <text:p text:style-name="P8"><text:span text:style-name="T3">Considering a causal model of explanation, an ADM system is transparent if it's possible to trace the logical steps that were made in order to reach a decision. The traditional AI architecture uses machine learning in the form of neural networks, computational models that mimic the human brain. Modern systems like ChatGPT contain over 90 million connections encoded as binary data rather than human-readable source code, making it impossible to comprehend the flow of information or articulate the reasoning behind decisions. However, non-machine learning AI systems offer greater transparency through explicit causal mechanisms. IBM's Deep Blue chess engine exemplifies this approach. The system utili</text:span><text:span text:style-name="T30">s</text:span><text:span text:style-name="T3">ed a</text:span><text:span text:style-name="T30">n</text:span><text:span text:style-name="T3"> algorithm encoded in plain text source code, allowing each move to be traced step-by-step through its decision tree. This deterministic nature ensures that given the same input state, the system will always produce identical outputs through the same logical pathway. Such transparency enables verification of the system's reasoning process, as each decision point maps to specific programmed rules and evaluation criteria. The high degree of transparency was evident when Kasparov exploited his understanding of the algorithm by prolonging games to induce confusion. However, even with such explicit causal </text:span><text:soft-page-break/><text:span text:style-name="T3">mechanisms, full transparency remains elusive. While humans can trace the logical steps, understanding why certain rules or evaluation criteria were chosen requires deeper knowledge of chess strategy and computational limitations. For instance, Deep Blue's evaluation function assigned specific numerical values to chess pieces and positions, but these values required human expertise to determine and validate. Therefore, while causal systems offer clearer decision traces than their statistical counterparts, human domain knowledge remains essential for truly understanding and validating the reasoning behind the system's design choices.</text:span></text:p>
      <text:p text:style-name="P8"><text:span text:style-name="T3"/></text:p>
      <text:p text:style-name="P8"><text:span text:style-name="T3">A universal view of accountability is if an ADM system can assign responsibility to a decision.</text:span></text:p>
      <text:p text:style-name="P8"><text:span text:style-name="T3">Specifically, this means the system makes it clear as to what actions can be taken to change the decision that was made. Combining both causal and statistical methods, probabilistic counterfactuals offer a powerful framework for accountability. These models analy</text:span><text:span text:style-name="T31">s</text:span><text:span text:style-name="T3">e not just what would change if a single factor were different, but also quantify the likelihood of different outcomes under various scenarios. For instance, in a loan approval system, rather than simply stating that income was too low, the system can specify that increasing income by $10,000 would raise approval probability by 40%. This probabilistic framework helps identify both sufficient and necessary conditions for changing decisions. A sufficient condition might be that increasing income alone would guarantee approval, while a necessary condition indicates that approval is impossible without meeting certain criteria. The strength of this approach lies in its ability to provide concrete, actionable feedback while acknowledging the inherent uncertainty in real-world decisions. However, algorithmic analysis alone cannot determine what constitutes meaningful or achievable change. While the system might suggest that a $10,000 income increase would likely lead to approval, only human judg</text:span><text:span text:style-name="T14">e</text:span><text:span text:style-name="T3">ment can evaluate whether this represents a reasonable path forward. </text:span><text:span text:style-name="T32">For instance, for a low-income user, this is not realistic advice.</text:span><text:span text:style-name="T3"> Moreover, humans must assess whether suggested changes align with ethical and practical considerations. For example, if the system suggests changing one's name would increase approval chances. </text:span><text:span text:style-name="T33">H</text:span><text:span text:style-name="T3">uman oversight is crucial to recogni</text:span><text:span text:style-name="T15">s</text:span><text:span text:style-name="T3">e and prevent such discriminatory practices. Therefore, while probabilistic counterfactuals provide valuable quantitative insights for accountability, human expertise remains essential for interpreting and validating these suggestions within real world contexts.</text:span></text:p>
      <text:p text:style-name="Text_20_body"/>
      <text:p text:style-name="P3"><text:span text:style-name="T3">In conclusion, by exploring </text:span><text:span text:style-name="T5">statistical</text:span><text:span text:style-name="T3"> and </text:span><text:span text:style-name="T5">causal</text:span><text:span text:style-name="T3"> accounts of explanation, ADM systems powered by AI can work towards achieving FAT. However, computational models of human decision making will never be perfect due to the innate complexities of human nature. As a result, to fully achieve FAT, human involvement is required.</text:span></text:p>
      <text:p text:style-name="P2"/>
      <text:p text:style-name="P7"><text:bookmark text:name="docs-internal-guid-ae9c35cb-7fff-9e78-c157-a7bef780d84c"/>References</text:p>
      <text:list xml:id="list4095768410" text:style-name="L1">
        <text:list-item>
          <text:p text:style-name="P12"><text:span text:style-name="T3">Malinas, G. and Bigelow, J. (2016). </text:span><text:span text:style-name="T36">Simpson’s Paradox (Stanford Encyclopedia of Philosophy)</text:span><text:span text:style-name="T3">. [online] Available at: </text:span><text:a xlink:type="simple" xlink:href="https://plato.stanford.edu/entries/paradox-simpson/" text:style-name="Internet_20_link" text:visited-style-name="Visited_20_Internet_20_Link">https://plato.stanford.edu/entries/paradox-simpson/</text:a><text:span text:style-name="T3"> </text:span><text:span text:style-name="T7">[Accessed 28 Oct. 2024]</text:span></text:p>
        </text:list-item>
        <text:list-item>
          <text:p text:style-name="P14"><text:soft-page-break/><text:span text:style-name="T7">Bickel, P.J., Hammel, E.A. and O'Connell, J.W., 1975. Sex Bias in Graduate Admissions: Data from Berkeley: Measuring bias is harder than is usually assumed, and the evidence is sometimes contrary to expectation. </text:span><text:span text:style-name="T37">Science</text:span><text:span text:style-name="T7">, </text:span><text:span text:style-name="T37">187</text:span><text:span text:style-name="T7">(4175), pp.398-404.</text:span></text:p>
        </text:list-item>
        <text:list-item>
          <text:p text:style-name="P15">Julia Dressel and Hany Farid. 2018. The accuracy, fairness, and limits of predicting recidivism. Science advances 4, 1 (2018), eaao5580. </text:p>
        </text:list-item>
        <text:list-item>
          <text:p text:style-name="P15">Caroline Wang, Bin Han, Bhrij Patel, and Cynthia Rudin. 2023. In pursuit of interpretable, fair and accurate machine learning for criminal recidivism prediction. Journal of Quantitative Criminology 39, 2 (2023), 519–581.</text:p>
        </text:list-item>
        <text:list-item>
          <text:p text:style-name="P13"><text:span text:style-name="T7">Sequoiah-Grayson, S. (</text:span><text:span text:style-name="T10">N/A</text:span><text:span text:style-name="T7">) </text:span><text:span text:style-name="T37">The Unsatisfiable Triad: A Problem for Automated Decision Making.</text:span><text:span text:style-name="T7"> [unpublished manuscrip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20T17:06:50.151279401</meta:creation-date>
    <meta:generator>LibreOffice/6.4.7.2$Linux_X86_64 LibreOffice_project/40$Build-2</meta:generator>
    <dc:date>2024-10-30T11:41:03.140140757</dc:date>
    <meta:editing-duration>PT2H36M44S</meta:editing-duration>
    <meta:editing-cycles>72</meta:editing-cycles>
    <meta:document-statistic meta:table-count="0" meta:image-count="0" meta:object-count="0" meta:page-count="5" meta:paragraph-count="18" meta:word-count="2010" meta:character-count="14411" meta:non-whitespace-character-count="12422"/>
  </office:meta>
</office:document-meta>
</file>